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800000028021A1CBE49E8BD626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4931in" fo:margin-left="0in" fo:margin-top="0in" fo:margin-bottom="0in" table:align="left" style:writing-mode="lr-tb"/>
    </style:style>
    <style:style style:name="Table1.A" style:family="table-column">
      <style:table-column-properties style:column-width="1.4965in"/>
    </style:style>
    <style:style style:name="Table1.B" style:family="table-column">
      <style:table-column-properties style:column-width="4.99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4931in" fo:margin-left="0in" fo:margin-top="0in" fo:margin-bottom="0in" table:align="left" style:writing-mode="lr-tb"/>
    </style:style>
    <style:style style:name="Table2.A" style:family="table-column">
      <style:table-column-properties style:column-width="2.3083in"/>
    </style:style>
    <style:style style:name="Table2.B" style:family="table-column">
      <style:table-column-properties style:column-width="4.18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6.4931in" fo:margin-left="0in" fo:margin-top="0in" fo:margin-bottom="0in" table:align="left" style:writing-mode="lr-tb"/>
    </style:style>
    <style:style style:name="Table3.A" style:family="table-column">
      <style:table-column-properties style:column-width="6.4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3" style:family="table-row">
      <style:table-row-properties style:min-row-height="3.2118in" fo:keep-together="auto"/>
    </style:style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text-properties style:font-name="Arial" fo:font-size="12pt" style:rfc-language-tag="es-419" fo:language="es" style:font-size-asian="12pt" style:font-name-complex="Arial1" style:font-size-complex="12pt"/>
    </style:style>
    <style:style style:name="P3" style:family="paragraph" style:parent-style-name="Standard">
      <style:text-properties style:font-name="Arial" fo:font-size="12pt" style:rfc-language-tag="es-419" fo:language="es" fo:font-weight="bold" style:font-size-asian="12pt" style:font-weight-asian="bold" style:font-name-complex="Arial1" style:font-size-complex="12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" fo:font-size="12pt" style:rfc-language-tag="es-419" fo:language="es" style:font-size-asian="12pt" style:font-name-complex="Arial1" style:font-size-complex="12pt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12pt" style:rfc-language-tag="es-419" fo:language="es" style:font-size-asian="12pt" style:font-name-complex="Arial1" style:font-size-complex="12pt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List_20_Paragraph" style:list-style-name="WWNum1">
      <style:paragraph-properties fo:line-height="100%" fo:text-align="justify" style:justify-single-word="false"/>
    </style:style>
    <style:style style:name="T1" style:family="text">
      <style:text-properties style:font-name="Arial" fo:font-size="12pt" style:rfc-language-tag="es-419" fo:language="es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style:rfc-language-tag="es-419" fo:language="es" style:font-size-asian="12pt" style:font-name-complex="Arial1" style:font-size-complex="12pt"/>
    </style:style>
    <style:style style:name="T3" style:family="text">
      <style:text-properties fo:color="#7f7f7f" style:font-name="Arial" fo:font-size="12pt" style:rfc-language-tag="es-419" fo:language="es" style:font-size-asian="12pt" style:font-name-complex="Arial1" style:font-size-complex="12pt"/>
    </style:style>
    <style:style style:name="fr1" style:family="graphic" style:parent-style-name="Graphics">
      <style:graphic-properties fo:margin-left="0.1252in" fo:margin-right="0in" fo:margin-top="0in" fo:margin-bottom="0in" style:run-through="background" style:wrap="parallel" style:number-wrapped-paragraphs="no-limit" style:wrap-contour="false" style:vertical-pos="from-top" style:vertical-rel="page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Formato de solicitud de proyectos FLISOL Cancún 2019</text:span></text:p>
      <text:p text:style-name="P1"><text:span text:style-name="T2">La presentación de proyectos representa otorgar un espacio dentro del evento para la presentación de proyectos personales sin ser necesaria una ponencia. Este caso es aplicable para, por ejemplo: </text:span></text:p>
      <text:list xml:id="list3800866021" text:style-name="WWNum1">
        <text:list-item>
          <text:p text:style-name="P9"><text:span text:style-name="T2">Proyectos realizados con hardware (Impresoras 3D, carritos, drones, entre muchos otros).</text:span></text:p>
        </text:list-item>
        <text:list-item>
          <text:p text:style-name="P9"><text:span text:style-name="T2">Software (aplicaciones móviles, software de sistema, proyectos en general que cumplan con la filosofía y licencias de software libre).</text:span><text:bookmark text:name="_GoBack"/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4"><text:span text:style-name="T1">Datos personales de contacto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<text:span text:style-name="T2">Nombre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4"><text:span text:style-name="T2">e-mail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4"><text:span text:style-name="T2">Teléfono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4"><text:span text:style-name="T2">Sitio web</text:span></text:p>
          </table:table-cell>
          <table:table-cell table:style-name="Table1.A1" office:value-type="string">
            <text:p text:style-name="P4"><text:span text:style-name="T3">“no obligatorio”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Redes sociales</text:span></text:p>
          </table:table-cell>
          <table:table-cell table:style-name="Table1.A1" office:value-type="string">
            <text:p text:style-name="P4"><text:span text:style-name="T3">“no obligatorio”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4"><text:span text:style-name="T1">Datos de la presentación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"><text:span text:style-name="T2">Nombre del proyecto</text:span></text:p>
          </table:table-cell>
          <table:table-cell table:style-name="Table2.A1" office:value-type="string">
            <text:p text:style-name="P4"><text:span text:style-name="T3">Indica el nombre del proyecto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2">Objetivos del proyecto</text:span></text:p>
          </table:table-cell>
          <table:table-cell table:style-name="Table2.A1" office:value-type="string">
            <text:p text:style-name="P4"><text:span text:style-name="T3">Objetivo principal, ej. “Impulsar el conocimiento a través de la plataforma XYZ”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2">Palabras Claves</text:span></text:p>
          </table:table-cell>
          <table:table-cell table:style-name="Table2.A1" office:value-type="string">
            <text:p text:style-name="P4"><text:span text:style-name="T3">“Arduino, Android, IOS, Java. etc.”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2">Software y/o hardware utilizado</text:span></text:p>
          </table:table-cell>
          <table:table-cell table:style-name="Table2.A1" office:value-type="string">
            <text:p text:style-name="P4"><text:span text:style-name="T3">“Microcontroladores, GNU/Linux, Arduino, etc.”</text:span></text:p>
          </table:table-cell>
        </table:table-row>
      </table:table>
      <text:p text:style-name="P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<text:span text:style-name="T1">Descripción del proyecto.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Se recomienda realizar un breve resumen referente a la propuesta del proyecto, se sugiere sea de </text:span><text:span text:style-name="T1">al menos una cuartilla</text:span><text:span text:style-name="T2">, aunque no está limitada a la misma. </text:span></text:p>
            <text:p text:style-name="P7"/>
            <text:p text:style-name="P5"><text:span text:style-name="T2">Algunas preguntas útiles que apoyarán en la elaboración de este pequeño fragmento pueden ser: ¿De qué se trata mi proyecto?, ¿cuál es su alcance?, ¿qué impacto tiene en la sociedad?, ¿dónde aplica?, entre muchas otras.</text:span></text:p>
          </table:table-cell>
        </table:table-row>
        <table:table-row table:style-name="Table3.3">
          <table:table-cell table:style-name="Table3.A1" office:value-type="string">
            <text:p text:style-name="P7"/>
          </table:table-cell>
        </table:table-row>
      </table:table>
      <text:p text:style-name="P2"><text:soft-page-break/></text:p>
      <text:p text:style-name="Standard"><text:span text:style-name="T2">Tenga en cuenta que se realizará un análisis tras las diferentes propuestas que sean enviadas para realizar la elección de las mismas, será informado si su proyecto es seleccionado y se le enviarán más indicaciones para seguir con el protocolo de selección, los organizadores agradecemos de corazón que usted busque participar en el evento. Grandes éxitos para us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1252in" fo:margin-right="0in" fo:margin-top="0in" fo:margin-bottom="0in" style:run-through="background" style:wrap="parallel" style:number-wrapped-paragraphs="no-limit" style:wrap-contour="false" style:vertical-pos="from-top" style:vertical-rel="page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 23" text:anchor-type="char" svg:y="0.4063in" svg:width="0.6043in" svg:height="0.6043in" draw:z-index="1"><draw:image xlink:href="Pictures/10000000000002800000028021A1CBE49E8BD626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n González Martínez</meta:initial-creator>
    <dc:creator>Adan González Martínez</dc:creator>
    <meta:editing-cycles>4</meta:editing-cycles>
    <meta:creation-date>2019-01-02T21:13:00</meta:creation-date>
    <dc:date>2019-01-02T21:30:00</dc:date>
    <meta:editing-duration>P0D</meta:editing-duration>
    <meta:generator>LibreOffice/6.1.4.2$Windows_X86_64 LibreOffice_project/9d0f32d1f0b509096fd65e0d4bec26ddd1938fd3</meta:generator>
    <meta:document-statistic meta:table-count="3" meta:image-count="1" meta:object-count="0" meta:page-count="2" meta:paragraph-count="25" meta:word-count="249" meta:character-count="1643" meta:non-whitespace-character-count="14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